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05cm" style:rel-column-width="16210*"/>
    </style:style>
    <style:style style:name="Table2.B" style:family="table-column">
      <style:table-column-properties style:column-width="12.795cm" style:rel-column-width="4932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4" style:family="paragraph" style:parent-style-name="Heading_20_2">
      <style:paragraph-properties fo:margin-top="0.199cm" fo:margin-bottom="0.199cm" loext:contextual-spacing="false"/>
      <style:text-properties officeooo:rsid="009ee003" officeooo:paragraph-rsid="009ee003"/>
    </style:style>
    <style:style style:name="P5" style:family="paragraph" style:parent-style-name="Table_20_Contents">
      <style:text-properties officeooo:rsid="009f46da" officeooo:paragraph-rsid="00a669c4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9f46da" officeooo:paragraph-rsid="00a669c4" style:font-weight-asian="bold" style:font-weight-complex="bold"/>
    </style:style>
    <style:style style:name="P7" style:family="paragraph" style:parent-style-name="Table_20_Contents">
      <style:text-properties fo:font-weight="bold" officeooo:rsid="009f46da" officeooo:paragraph-rsid="00a669c4" style:font-weight-asian="bold" style:font-weight-complex="bold"/>
    </style:style>
    <style:style style:name="P8" style:family="paragraph" style:parent-style-name="Table_20_Contents">
      <style:text-properties officeooo:rsid="00a669c4" officeooo:paragraph-rsid="00a669c4"/>
    </style:style>
    <style:style style:name="P9" style:family="paragraph" style:parent-style-name="Text_20_body">
      <style:text-properties officeooo:rsid="009ee003" officeooo:paragraph-rsid="00a669c4"/>
    </style:style>
    <style:style style:name="P10" style:family="paragraph" style:parent-style-name="Text_20_body">
      <style:text-properties officeooo:rsid="009ee003" officeooo:paragraph-rsid="00a7f11e"/>
    </style:style>
    <style:style style:name="P11" style:family="paragraph" style:parent-style-name="Text_20_body">
      <style:text-properties officeooo:rsid="009ee003" officeooo:paragraph-rsid="00a7f89b"/>
    </style:style>
    <style:style style:name="P12" style:family="paragraph" style:parent-style-name="Text_20_body">
      <style:text-properties officeooo:rsid="009f46da" officeooo:paragraph-rsid="00a7f11e"/>
    </style:style>
    <style:style style:name="P13" style:family="paragraph" style:parent-style-name="Text_20_body">
      <style:text-properties officeooo:rsid="00a7f11e" officeooo:paragraph-rsid="00a7f11e"/>
    </style:style>
    <style:style style:name="P14" style:family="paragraph" style:parent-style-name="Text_20_body">
      <style:text-properties officeooo:rsid="00a7f89b" officeooo:paragraph-rsid="00a7f89b"/>
    </style:style>
    <style:style style:name="P15" style:family="paragraph" style:parent-style-name="Text_20_body" style:list-style-name="L5">
      <style:text-properties officeooo:rsid="00a7f89b" officeooo:paragraph-rsid="00a7f89b"/>
    </style:style>
    <style:style style:name="P16" style:family="paragraph" style:parent-style-name="Text_20_body" style:master-page-name="">
      <style:paragraph-properties style:page-number="auto"/>
      <style:text-properties officeooo:rsid="009ee003" officeooo:paragraph-rsid="009ee003"/>
    </style:style>
    <style:style style:name="P17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8" style:family="paragraph" style:parent-style-name="Standard">
      <style:text-properties officeooo:paragraph-rsid="00a669c4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officeooo:rsid="009ee003" style:font-size-asian="12pt" style:font-style-asian="normal" style:font-weight-asian="normal"/>
    </style:style>
    <style:style style:name="T6" style:family="text">
      <style:text-properties fo:font-variant="normal" fo:text-transform="none" fo:color="#222222" style:font-name="Ubuntu" fo:font-size="12pt" fo:letter-spacing="normal" fo:font-style="normal" fo:font-weight="normal" officeooo:rsid="00a7f11e" style:font-size-asian="12pt" style:font-style-asian="normal" style:font-weight-asian="normal"/>
    </style:style>
    <style:style style:name="T7" style:family="text">
      <style:text-properties officeooo:rsid="009f46d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7f11e" style:font-weight-asian="bold" style:font-weight-complex="bold"/>
    </style:style>
    <style:style style:name="T10" style:family="text">
      <style:text-properties officeooo:rsid="00a622c0"/>
    </style:style>
    <style:style style:name="T11" style:family="text">
      <style:text-properties fo:font-weight="normal" officeooo:rsid="00a66451" style:font-weight-asian="normal" style:font-weight-complex="normal"/>
    </style:style>
    <style:style style:name="T12" style:family="text">
      <style:text-properties fo:font-weight="normal" officeooo:rsid="00a669c4" style:font-weight-asian="normal" style:font-weight-complex="normal"/>
    </style:style>
    <style:style style:name="T13" style:family="text">
      <style:text-properties fo:font-weight="normal" officeooo:rsid="00a7f11e" style:font-weight-asian="normal" style:font-weight-complex="normal"/>
    </style:style>
    <style:style style:name="T14" style:family="text">
      <style:text-properties officeooo:rsid="00a669c4"/>
    </style:style>
    <style:style style:name="T15" style:family="text">
      <style:text-properties officeooo:rsid="00a7f11e"/>
    </style:style>
    <style:style style:name="T1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20" svg:width="14.371cm" svg:height="2.352cm" svg:x="3.233cm" svg:y="-1.284cm"><draw:text-box><text:p text:style-name="P19"><text:span text:style-name="T16">Section: InaSAFE</text:span></text:p><text:p text:style-name="P19"><text:span text:style-name="T17">Module : Preparing an analysis from first principles (Planners)</text:span></text:p></draw:text-box></draw:frame><text:tab/></text:p>
      <text:p text:style-name="P2"/>
      <text:p text:style-name="P4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pan text:style-name="T10">Contingency</text:span> <text:span text:style-name="T10">planner</text:span>’s guide</text:p>
      <text:p text:style-name="P3"><text:span text:style-name="T2">“</text:span><text:span text:style-name="T5">We need to prepare for a flood in Tandale! Use this guide to help get the </text:span><text:span text:style-name="T6">wards m</text:span><text:span text:style-name="T5">apped</text:span><text:span text:style-name="T4">.</text:span><text:span text:style-name="T3">”</text:span></text:p>
      <text:p text:style-name="P16"><text:span text:style-name="T9">Ward mappers</text:span><text:span text:style-name="T8">: </text:span><text:span text:style-name="T13">Y</text:span><text:span text:style-name="T11">ou need to create a wards layer that covers the whole of the Tandale image </text:span><text:span text:style-name="T13">using the requirements below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Buildings Layer</text:p>
          </table:table-cell>
          <table:covered-table-cell/>
        </table:table-row>
        <table:table-row>
          <table:table-cell table:style-name="Table2.A2" office:value-type="string">
            <text:p text:style-name="P7">Name</text:p>
          </table:table-cell>
          <table:table-cell table:style-name="Table2.B2" office:value-type="string">
            <text:p text:style-name="P5">tandale_<text:span text:style-name="T14">wards</text:span>.shp</text:p>
          </table:table-cell>
        </table:table-row>
        <table:table-row>
          <table:table-cell table:style-name="Table2.A2" office:value-type="string">
            <text:p text:style-name="P7">Type</text:p>
          </table:table-cell>
          <table:table-cell table:style-name="Table2.B2" office:value-type="string">
            <text:p text:style-name="P5">polygon</text:p>
          </table:table-cell>
        </table:table-row>
        <table:table-row>
          <table:table-cell table:style-name="Table2.A2" office:value-type="string">
            <text:p text:style-name="P7">Required attribute</text:p>
          </table:table-cell>
          <table:table-cell table:style-name="Table2.B2" office:value-type="string">
            <text:p text:style-name="P8">name</text:p>
          </table:table-cell>
        </table:table-row>
        <table:table-row>
          <table:table-cell table:style-name="Table2.A2" office:value-type="string">
            <text:p text:style-name="P7">Attribute type</text:p>
          </table:table-cell>
          <table:table-cell table:style-name="Table2.B2" office:value-type="string">
            <text:p text:style-name="P5">text</text:p>
          </table:table-cell>
        </table:table-row>
        <table:table-row>
          <table:table-cell table:style-name="Table2.A2" office:value-type="string">
            <text:p text:style-name="P7">Attribute length</text:p>
          </table:table-cell>
          <table:table-cell table:style-name="Table2.B2" office:value-type="string">
            <text:p text:style-name="P5">80</text:p>
          </table:table-cell>
        </table:table-row>
        <table:table-row>
          <table:table-cell table:style-name="Table2.A2" office:value-type="string">
            <text:p text:style-name="P7">Notes</text:p>
          </table:table-cell>
          <table:table-cell table:style-name="Table2.B2" office:value-type="string">
            <text:p text:style-name="P9"><text:span text:style-name="T11">There should be no overlapping polygons and each polygon should have a </text:span><text:span text:style-name="T12">unique</text:span><text:span text:style-name="T11"> ward name.</text:span></text:p>
          </table:table-cell>
        </table:table-row>
      </table:table>
      <text:p text:style-name="P18"/>
      <text:p text:style-name="Heading_20_2"><draw:frame draw:style-name="fr1" draw:name="Image2" text:anchor-type="paragraph" svg:x="-2.03cm" svg:y="0.425cm" svg:width="1.286cm" svg:height="0.843cm" draw:z-index="3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Tasks:</text:p>
      <text:p text:style-name="P10">Capture the <text:span text:style-name="T15">wards</text:span> <text:s/><text:span text:style-name="T7">in the tandale_imagery base map</text:span> <text:span text:style-name="T7">(use fictitious boundaries and names<text:tab/>)</text:span>. <text:s/></text:p>
      <text:p text:style-name="P12">Plan the digitising work so that each team member captures a different section of the study area.</text:p>
      <text:p text:style-name="P13">Take turns within your team to digitise one ward each. Make sure the wards do not overlap.</text:p>
      <text:p text:style-name="P11">Once your layer is finalised, stop editing and use the InaSAFE keywords wizard to define appropriate keywords for the layer you have created. <text:s/></text:p>
      <text:p text:style-name="P11"><text:span text:style-name="T7">Now share the wards data with the other teams in your group.</text:span></text:p>
      <text:p text:style-name="P14">When you have received all the hazard and exposure datasets, run an analysis for each of these scenarios:</text:p>
      <text:list xml:id="list1587426883" text:style-name="L5">
        <text:list-item>
          <text:p text:style-name="P15">Flood on roads aggregated by wards</text:p>
        </text:list-item>
        <text:list-item>
          <text:p text:style-name="P15">Flood on buildings aggregated by wards</text:p>
        </text:list-item>
        <text:list-item>
          <text:p text:style-name="P15">Flood on people aggregated by wa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19M21S</meta:editing-duration>
    <meta:editing-cycles>82</meta:editing-cycles>
    <meta:generator>LibreOffice/5.3.3.2$MacOSX_X86_64 LibreOffice_project/3d9a8b4b4e538a85e0782bd6c2d430bafe583448</meta:generator>
    <dc:date>2017-07-02T11:31:18.578730000</dc:date>
    <meta:document-statistic meta:table-count="1" meta:image-count="3" meta:object-count="0" meta:page-count="1" meta:paragraph-count="28" meta:word-count="197" meta:character-count="1155" meta:non-whitespace-character-count="982"/>
  </office:meta>
</office:document-meta>
</file>